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language="es" fo:country="ES"/>
    </style:style>
    <style:style style:name="P2" style:family="paragraph" style:parent-style-name="Normal">
      <style:text-properties fo:language="es" fo:country="ES" officeooo:rsid="00150219" officeooo:paragraph-rsid="00150219"/>
    </style:style>
    <style:style style:name="P3" style:family="paragraph" style:parent-style-name="Normal">
      <style:text-properties officeooo:paragraph-rsid="0015e6c6"/>
    </style:style>
    <style:style style:name="P4" style:family="paragraph" style:parent-style-name="Normal">
      <style:text-properties officeooo:paragraph-rsid="0017060a"/>
    </style:style>
    <style:style style:name="P5" style:family="paragraph" style:parent-style-name="Normal" style:master-page-name="MP0">
      <style:paragraph-properties style:page-number="auto" fo:break-before="page"/>
      <style:text-properties fo:language="es" fo:country="ES" fo:font-weight="bold" style:font-weight-asian="bold"/>
    </style:style>
    <style:style style:name="T1" style:family="text">
      <style:text-properties officeooo:rsid="0015e6c6"/>
    </style:style>
    <style:style style:name="T2" style:family="text">
      <style:text-properties fo:language="es" fo:country="ES" officeooo:rsid="00150219"/>
    </style:style>
    <style:style style:name="T3" style:family="text">
      <style:text-properties fo:language="es" fo:country="ES" officeooo:rsid="0015e6c6"/>
    </style:style>
    <style:style style:name="T4" style:family="text">
      <style:text-properties fo:language="es" fo:country="ES" officeooo:rsid="0015e6c6" fo:background-color="#ffff00" loext:char-shading-value="0"/>
    </style:style>
    <style:style style:name="T5" style:family="text">
      <style:text-properties fo:language="es" fo:country="ES" officeooo:rsid="0017060a"/>
    </style:style>
    <style:style style:name="T6" style:family="text">
      <style:text-properties style:text-line-through-style="solid" style:text-line-through-type="single" fo:language="es" fo:country="ES" officeooo:rsid="0015e6c6"/>
    </style:style>
    <style:style style:name="T7" style:family="text">
      <style:text-properties style:text-line-through-style="solid" style:text-line-through-type="single" style:text-underline-style="none" officeooo:rsid="001ab28b" fo:background-color="#ffff00" loext:char-shading-value="0"/>
    </style:style>
    <style:style style:name="T8" style:family="text">
      <style:text-properties officeooo:rsid="0018da1e"/>
    </style:style>
    <style:style style:name="T9" style:family="text">
      <style:text-properties officeooo:rsid="0018da1e" fo:background-color="#ffff00" loext:char-shading-value="0"/>
    </style:style>
    <style:style style:name="T10" style:family="text">
      <style:text-properties officeooo:rsid="001b0fbc" fo:background-color="#ffff00" loext:char-shading-value="0"/>
    </style:style>
    <style:style style:name="T11" style:family="text">
      <style:text-properties officeooo:rsid="001b0fbc" fo:background-color="#ffff00" loext:char-shading-value="0"/>
    </style:style>
    <style:style style:name="T12" style:family="text">
      <style:text-properties officeooo:rsid="001ab28b"/>
    </style:style>
    <style:style style:name="T13" style:family="text">
      <style:text-properties officeooo:rsid="001b0f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anslation Passive Voice</text:p>
      <text:p text:style-name="P1">1) El programa permite que se hagan copias de seguridad de forma automática.</text:p>
      <text:p text:style-name="P2">Mia: <text:span text:style-name="T1">The application allows security copies to be automatically done.</text:span></text:p>
      <text:p text:style-name="P2">Corregida: <text:span text:style-name="T1">The program allows back ups to be automatically made.</text:span></text:p>
      <text:p text:style-name="P1">2) Se establecieron las primeras redes de ordenadores en los años sesenta. Permitían que muchos terminales remotos se comunicasen con un computador central.</text:p>
      <text:p text:style-name="P2">Mia: <text:span text:style-name="T1">The first computer networks were established at 60s. They permit that a lot of remote terminals to be comunicated to a central computer</text:span></text:p>
      <text:p text:style-name="P3"><text:span text:style-name="T2">Corregida:</text:span><text:span text:style-name="T3">The first computer networks were established IN 60s. They permit</text:span><text:span text:style-name="T4">ted</text:span><text:span text:style-name="T3"> </text:span><text:span text:style-name="T6">that</text:span><text:span text:style-name="T3"> a lot of remote terminals to </text:span><text:span text:style-name="T6">be</text:span><text:span text:style-name="T3"> comunicate</text:span><text:span text:style-name="T6">d</text:span><text:span text:style-name="T3"> </text:span><text:span text:style-name="T4">with</text:span><text:span text:style-name="T3"> a central computer</text:span></text:p>
      <text:p text:style-name="P1">3) Existen varias técnicas que permiten que se compartan los enlaces de comunicación para reducir los costes de comunicación de una red.</text:p>
      <text:p text:style-name="P2">Mia: <text:span text:style-name="T1">There are many techniques that </text:span></text:p>
      <text:p text:style-name="P4"><text:span text:style-name="T2">Corregida: </text:span><text:span text:style-name="T3">There are </text:span><text:span text:style-name="T5">several</text:span><text:span text:style-name="T3"> techniques that </text:span><text:span text:style-name="T5">allow communication links to be shared to reduce the communication costs of the network.</text:span></text:p>
      <text:p text:style-name="P1">4) La conmutación de mensajes permite que los paquetes de datos se almacenen en un centro de conmutación intermedio y que se transmitan más tarde.</text:p>
      <text:p text:style-name="P2">Mia:<text:span text:style-name="T8">Messages switching permits data packages to be stored in a intermedium switching center a are transmited later.</text:span></text:p>
      <text:p text:style-name="P2">Corregida:<text:span text:style-name="T8">Message switching allows data packages to be stored in a</text:span><text:span text:style-name="T9">N</text:span><text:span text:style-name="T8"> intermediate switching and to be transmi</text:span><text:span text:style-name="T9">t</text:span><text:span text:style-name="T8">ted later.</text:span></text:p>
      <text:p text:style-name="P1">5) Actualmente las redes permiten que se transmita la información por todo el mundo de forma rápida y fiable.</text:p>
      <text:p text:style-name="P2">Mia: <text:span text:style-name="T8">Nowadays networks allow information to be transfered around the world in a fast and reliable way.</text:span></text:p>
      <text:p text:style-name="P2">Corregida:<text:span text:style-name="T8">At present/Nowadays/Currently, </text:span><text:span text:style-name="T12">networks allow information/data to be transfered worldwive fast</text:span><text:span text:style-name="T7">ly</text:span><text:span text:style-name="T12"> and reliably</text:span></text:p>
      <text:p text:style-name="P1">6) Las redes de fibra óptica permiten que se transmitan grandes cantidades de información a velocidades muy altas.</text:p>
      <text:p text:style-name="P2">Mia: <text:span text:style-name="T13">Optical fibres networks allow big ammounts of data to be transfered quickly. </text:span></text:p>
      <text:p text:style-name="P2">Corregida: <text:span text:style-name="T13">Optical fibre networks allow large ammounts of information to be transmit</text:span><text:span text:style-name="T11">t</text:span><text:span text:style-name="T13">ed at very high speed.</text:span></text:p>
      <text:p text:style-name="P1">7) Se han desarrollado varias técnicas para proteger de forma eficaz los datos de una empresa.</text:p>
      <text:p text:style-name="P2">Mia: <text:span text:style-name="T13">Some techniques have been developed to protect enterprise data efficiently.</text:span></text:p>
      <text:p text:style-name="P2">Corregida: <text:span text:style-name="T13">Several techniques have been developed to efficiently protect a company’s data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en" fo:country="GB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Fuente_20_de_20_párrafo_20_predeter." style:display-name="Fuente de párrafo predeter.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/>
    <dc:description/>
    <dc:subject/>
    <meta:initial-creator>Carmen Pérez Sabater</meta:initial-creator>
    <meta:creation-date>2020-11-24T15:39:00Z</meta:creation-date>
    <dc:date>2020-11-26T08:23:22.175000000</dc:date>
    <meta:print-date>2017-11-16T11:58:00Z</meta:print-date>
    <meta:editing-cycles>8</meta:editing-cycles>
    <meta:editing-duration>PT22M18S</meta:editing-duration>
    <meta:document-statistic meta:table-count="0" meta:image-count="0" meta:object-count="0" meta:page-count="1" meta:paragraph-count="22" meta:word-count="347" meta:character-count="2262" meta:non-whitespace-character-count="1935"/>
    <meta:template xlink:type="simple" xlink:actuate="onRequest" xlink:title="" xlink:href="Normal.dotm"/>
  </office:meta>
</office:document-meta>
</file>